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5">
            <text:p>15.04.12</text:p>
          </table:table-cell>
          <table:table-cell table:style-name="ce14" office:value-type="time" office:time-value="PT18H30M00S">
            <text:p>18:30:00</text:p>
          </table:table-cell>
          <table:table-cell table:style-name="ce10" office:value-type="float" office:value="1.5">
            <text:p>1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1">
            <text:p>21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10">
            <text:p>10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2">
            <text:p>22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9">
            <text:p>9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3">
            <text:p>23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7">
            <text:p>7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4">
            <text:p>2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5">
            <text:p>25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4">
            <text:p>4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9">
            <text:p>29.04.12</text:p>
          </table:table-cell>
          <table:table-cell table:style-name="ce14" office:value-type="time" office:time-value="PT10H30M00S">
            <text:p>10:30:00</text:p>
          </table:table-cell>
          <table:table-cell table:style-name="ce10" office:value-type="float" office:value="9">
            <text:p>9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8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59">
            <text:p>259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1.05.2012</text:date>, <text:time>21:3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5-01T21:36:09.28</dc:date>
    <meta:print-date>1969-12-31T16:00:00Z</meta:print-date>
    <meta:editing-cycles>65</meta:editing-cycles>
    <meta:editing-duration>PT00H45M03S</meta:editing-duration>
    <meta:document-statistic meta:table-count="3" meta:cell-count="240" meta:object-count="0"/>
  </office:meta>
</office:document-meta>
</file>